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999999" draw:fill-color="#cccccc" draw:textarea-horizontal-align="justify" draw:textarea-vertical-align="middle" draw:auto-grow-height="false" fo:min-height="15.35cm" fo:min-width="16.3cm"/>
    </style:style>
    <style:style style:name="gr2" style:family="graphic" style:parent-style-name="standard">
      <style:graphic-properties draw:stroke="none" svg:stroke-width="0.501cm" svg:stroke-color="#000000" draw:marker-start-width="0.954cm" draw:marker-end-width="0.954cm" draw:fill="solid" draw:fill-color="#cccccc" draw:textarea-horizontal-align="justify" draw:textarea-vertical-align="middle" draw:auto-grow-height="false" fo:min-height="6.044cm" fo:min-width="6.194cm" fo:padding-top="0.378cm" fo:padding-bottom="0.378cm" fo:padding-left="0.503cm" fo:padding-right="0.503cm"/>
    </style:style>
    <style:style style:name="gr3" style:family="graphic" style:parent-style-name="standard">
      <style:graphic-properties draw:stroke="solid" svg:stroke-color="#999999" draw:fill-color="#cccccc" draw:textarea-horizontal-align="justify" draw:textarea-vertical-align="middle" draw:auto-grow-height="false" fo:min-height="6.55cm" fo:min-width="3.5cm"/>
    </style:style>
    <style:style style:name="gr4" style:family="graphic" style:parent-style-name="standard">
      <style:graphic-properties svg:stroke-width="0.501cm" svg:stroke-color="#000000" draw:marker-start-width="0.954cm" draw:marker-end-width="0.954cm" draw:fill="solid" draw:fill-color="#cccccc" draw:textarea-horizontal-align="justify" draw:textarea-vertical-align="middle" draw:auto-grow-height="false" fo:min-height="5.244cm" fo:min-width="8.594cm" fo:padding-top="0.378cm" fo:padding-bottom="0.378cm" fo:padding-left="0.503cm" fo:padding-right="0.503cm"/>
    </style:style>
    <style:style style:name="gr5" style:family="graphic" style:parent-style-name="objectwithoutfill">
      <style:graphic-properties svg:stroke-width="0.501cm" svg:stroke-color="#666666" draw:marker-start-width="0.952cm" draw:marker-end-width="0.952cm" svg:stroke-linecap="round" draw:fill="none" draw:textarea-vertical-align="middle" fo:padding-top="0.376cm" fo:padding-bottom="0.376cm" fo:padding-left="0.501cm" fo:padding-right="0.501cm"/>
    </style:style>
    <style:style style:name="gr6" style:family="graphic" style:parent-style-name="standard">
      <style:graphic-properties draw:fill-color="#e6e6e6" draw:textarea-horizontal-align="justify" draw:textarea-vertical-align="middle" draw:auto-grow-height="false" fo:min-height="0.15cm" fo:min-width="1.5cm"/>
    </style:style>
    <style:style style:name="gr7" style:family="graphic" style:parent-style-name="standard">
      <style:graphic-properties svg:stroke-width="0.501cm" svg:stroke-color="#000000" draw:marker-start-width="0.954cm" draw:marker-end-width="0.954cm" draw:fill="solid" draw:fill-color="#cccccc" draw:textarea-horizontal-align="center" draw:textarea-vertical-align="middle" draw:auto-grow-height="false" fo:min-height="4.844cm" fo:min-width="2.994cm" fo:padding-top="0.378cm" fo:padding-bottom="0.378cm" fo:padding-left="0.503cm" fo:padding-right="0.503cm"/>
    </style:style>
    <style:style style:name="gr8" style:family="graphic" style:parent-style-name="objectwithoutfill">
      <style:graphic-properties svg:stroke-width="0.501cm" draw:marker-start-width="0.952cm" draw:marker-end-width="0.952cm" svg:stroke-linecap="round" draw:fill="none" draw:textarea-vertical-align="middle" fo:padding-top="0.376cm" fo:padding-bottom="0.376cm" fo:padding-left="0.501cm" fo:padding-right="0.501cm"/>
    </style:style>
    <style:style style:name="gr9" style:family="graphic" style:parent-style-name="standard">
      <style:graphic-properties svg:stroke-width="0.501cm" svg:stroke-color="#000000" draw:marker-start-width="0.954cm" draw:marker-end-width="0.954cm" draw:fill="solid" draw:fill-color="#cccccc" draw:textarea-horizontal-align="justify" draw:textarea-vertical-align="middle" draw:auto-grow-height="false" fo:min-height="4.844cm" fo:min-width="7.394cm" fo:padding-top="0.378cm" fo:padding-bottom="0.378cm" fo:padding-left="0.503cm" fo:padding-right="0.503cm"/>
    </style:style>
    <style:style style:name="gr10" style:family="graphic" style:parent-style-name="standard">
      <style:graphic-properties svg:stroke-width="0.501cm" draw:marker-start-width="0.954cm" draw:marker-end-width="0.954cm" draw:fill="none" draw:textarea-horizontal-align="justify" draw:textarea-vertical-align="middle" draw:auto-grow-height="false" fo:min-height="29.244cm" fo:min-width="17.794cm" fo:padding-top="0.378cm" fo:padding-bottom="0.378cm" fo:padding-left="0.503cm" fo:padding-right="0.503cm"/>
    </style:style>
    <style:style style:name="gr11" style:family="graphic" style:parent-style-name="standard">
      <style:graphic-properties svg:stroke-width="0.501cm" svg:stroke-color="#000000" draw:marker-start-width="0.954cm" draw:marker-end-width="0.954cm" draw:fill="none" draw:fill-color="#ffffff" draw:textarea-horizontal-align="justify" draw:textarea-vertical-align="middle" draw:auto-grow-height="false" fo:min-height="28.444cm" fo:min-width="16.994cm" fo:padding-top="0.378cm" fo:padding-bottom="0.378cm" fo:padding-left="0.503cm" fo:padding-right="0.503cm"/>
    </style:style>
    <style:style style:name="gr12" style:family="graphic" style:parent-style-name="standard">
      <style:graphic-properties svg:stroke-width="0.501cm" draw:marker-start-width="0.954cm" draw:marker-end-width="0.954cm" draw:fill="none" draw:fill-color="#000000" draw:textarea-horizontal-align="justify" draw:textarea-vertical-align="middle" draw:auto-grow-height="false" fo:min-height="0.444cm" fo:min-width="2.994cm" fo:padding-top="0.378cm" fo:padding-bottom="0.378cm" fo:padding-left="0.503cm" fo:padding-right="0.503cm"/>
    </style:style>
    <style:style style:name="gr13" style:family="graphic" style:parent-style-name="standard">
      <style:graphic-properties svg:stroke-width="0.501cm" draw:marker-start-width="0.954cm" draw:marker-end-width="0.954cm" draw:fill="none" draw:fill-color="#000000" draw:textarea-horizontal-align="justify" draw:textarea-vertical-align="middle" draw:auto-grow-height="false" fo:min-height="3.244cm" fo:min-width="0.194cm" fo:padding-top="0.378cm" fo:padding-bottom="0.378cm" fo:padding-left="0.503cm" fo:padding-right="0.503cm"/>
    </style:style>
    <style:style style:name="gr14" style:family="graphic" style:parent-style-name="standard">
      <style:graphic-properties svg:stroke-width="0.106cm" svg:stroke-color="#b3b3b3" draw:marker-start-width="0.359cm" draw:marker-end-width="0.359cm" draw:fill-color="#b3b3b3" draw:textarea-horizontal-align="justify" draw:textarea-vertical-align="bottom" draw:auto-grow-height="false" fo:min-height="0.844cm" fo:min-width="2.594cm" fo:padding-top="0.178cm" fo:padding-bottom="0.178cm" fo:padding-left="0.303cm" fo:padding-right="0.303cm"/>
    </style:style>
    <style:style style:name="gr15" style:family="graphic" style:parent-style-name="standard">
      <style:graphic-properties svg:stroke-width="0.501cm" svg:stroke-color="#000000" draw:marker-start-width="0.954cm" draw:marker-end-width="0.954cm" draw:fill="solid" draw:fill-color="#cccccc" draw:textarea-horizontal-align="justify" draw:textarea-vertical-align="middle" draw:auto-grow-height="false" fo:min-height="6.044cm" fo:min-width="4.594cm" fo:padding-top="0.378cm" fo:padding-bottom="0.378cm" fo:padding-left="0.503cm" fo:padding-right="0.503cm"/>
    </style:style>
    <style:style style:name="gr16" style:family="graphic" style:parent-style-name="standard">
      <style:graphic-properties svg:stroke-color="#999999" draw:fill-color="#b3b3b3" draw:textarea-horizontal-align="justify" draw:textarea-vertical-align="middle" draw:auto-grow-height="false" fo:min-height="1.35cm" fo:min-width="1.5cm"/>
    </style:style>
    <style:style style:name="gr17" style:family="graphic" style:parent-style-name="standard">
      <style:graphic-properties svg:stroke-color="#999999" draw:fill-color="#b3b3b3" draw:textarea-horizontal-align="justify" draw:textarea-vertical-align="middle" draw:auto-grow-height="false" fo:min-height="0.95cm" fo:min-width="1.5cm"/>
    </style:style>
    <style:style style:name="gr18" style:family="graphic" style:parent-style-name="standard">
      <style:graphic-properties svg:stroke-color="#999999" draw:fill-color="#b3b3b3" draw:textarea-horizontal-align="justify" draw:textarea-vertical-align="middle" draw:auto-grow-height="false" fo:min-height="0.95cm" fo:min-width="2.3cm"/>
    </style:style>
    <style:style style:name="gr19" style:family="graphic" style:parent-style-name="standard">
      <style:graphic-properties draw:fill-color="#e6e6e6" draw:textarea-horizontal-align="justify" draw:textarea-vertical-align="middle" draw:auto-grow-height="false" fo:min-height="2.55cm" fo:min-width="0cm"/>
    </style:style>
    <style:style style:name="gr20" style:family="graphic" style:parent-style-name="standard">
      <style:graphic-properties svg:stroke-color="#999999" draw:fill-color="#b3b3b3" draw:textarea-horizontal-align="justify" draw:textarea-vertical-align="middle" draw:auto-grow-height="false" fo:min-height="0.55cm" fo:min-width="1.9cm"/>
    </style:style>
    <style:style style:name="gr21" style:family="graphic" style:parent-style-name="standard">
      <style:graphic-properties svg:stroke-color="#999999" draw:fill-color="#b3b3b3" draw:textarea-horizontal-align="justify" draw:textarea-vertical-align="middle" draw:auto-grow-height="false" fo:min-height="0.945cm" fo:min-width="0.7cm"/>
    </style:style>
    <style:style style:name="gr22" style:family="graphic" style:parent-style-name="standard">
      <style:graphic-properties svg:stroke-color="#999999" svg:stroke-linecap="round" draw:fill-color="#b3b3b3" draw:textarea-horizontal-align="justify" draw:textarea-vertical-align="middle" draw:auto-grow-height="false" fo:min-height="0.95cm" fo:min-width="2.3cm"/>
    </style:style>
    <style:style style:name="gr23" style:family="graphic" style:parent-style-name="standard">
      <style:graphic-properties svg:stroke-color="#999999" draw:fill-color="#cccccc" draw:textarea-horizontal-align="justify" draw:textarea-vertical-align="middle" draw:auto-grow-height="false" fo:min-height="0.546cm" fo:min-width="1.9cm"/>
    </style:style>
    <style:style style:name="gr24" style:family="graphic" style:parent-style-name="standard">
      <style:graphic-properties svg:stroke-color="#999999" draw:fill-color="#b3b3b3" draw:textarea-horizontal-align="justify" draw:textarea-vertical-align="bottom" draw:auto-grow-height="false" fo:min-height="1.35cm" fo:min-width="1.9cm"/>
    </style:style>
    <style:style style:name="gr25" style:family="graphic" style:parent-style-name="standard">
      <style:graphic-properties svg:stroke-color="#999999" draw:fill-color="#b3b3b3" draw:textarea-horizontal-align="justify" draw:textarea-vertical-align="middle" draw:auto-grow-height="false" fo:min-height="0.95cm" fo:min-width="0.7cm"/>
    </style:style>
    <style:style style:name="gr26" style:family="graphic" style:parent-style-name="standard">
      <style:graphic-properties svg:stroke-width="0.106cm" svg:stroke-color="#b3b3b3" draw:marker-start-width="0.359cm" draw:marker-end-width="0.359cm" draw:fill-color="#b3b3b3" draw:textarea-horizontal-align="justify" draw:textarea-vertical-align="bottom" draw:auto-grow-height="false" fo:min-height="2.444cm" fo:min-width="0.594cm" fo:padding-top="0.178cm" fo:padding-bottom="0.178cm" fo:padding-left="0.303cm" fo:padding-right="0.303cm"/>
    </style:style>
    <style:style style:name="gr27" style:family="graphic" style:parent-style-name="standard">
      <style:graphic-properties draw:fill-color="#e6e6e6" draw:textarea-horizontal-align="justify" draw:textarea-vertical-align="middle" draw:auto-grow-height="false" fo:min-height="1.75cm" fo:min-width="14.7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fo:font-size="24pt"/>
    </style:style>
    <style:style style:name="P3" style:family="paragraph">
      <loext:graphic-properties draw:fill="solid" draw:fill-color="#cccccc"/>
      <style:paragraph-properties fo:text-align="center"/>
      <style:text-properties fo:font-size="24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6e6e6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24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font-size="24pt" style:font-weight-complex="normal"/>
    </style:style>
    <style:style style:name="P8" style:family="paragraph">
      <loext:graphic-properties draw:fill="none" draw:fill-color="#000000"/>
      <style:paragraph-properties fo:text-align="center"/>
      <style:text-properties fo:font-size="24pt" style:font-weight-complex="normal"/>
    </style:style>
    <style:style style:name="P9" style:family="paragraph">
      <loext:graphic-properties draw:fill-color="#b3b3b3"/>
      <style:paragraph-properties fo:text-align="center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style:paragraph-properties fo:text-align="center"/>
      <style:text-properties fo:font-size="24pt"/>
    </style:style>
    <style:style style:name="P12" style:family="paragraph">
      <loext:graphic-properties draw:fill-color="#e6e6e6"/>
      <style:paragraph-properties fo:text-align="center"/>
      <style:text-properties fo:font-size="24pt"/>
    </style:style>
    <style:style style:name="T1" style:family="text">
      <style:text-properties fo:font-size="24pt"/>
    </style:style>
    <style:style style:name="T2" style:family="text">
      <style:text-properties fo:font-size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8cm" svg:height="15.6cm" svg:x="6.5cm" svg:y="12.502cm">
          <text:p text:style-name="P1"><text:span text:style-name="T1">Woonkam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Muziekka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2cm" svg:height="6.8cm" draw:transform="skewX (0.000174532925199433) translate (6.501cm 28.102cm)">
          <text:p text:style-name="P1"><text:span text:style-name="T2">Keu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6.8cm" svg:x="15.7cm" svg:y="5.702cm">
          <text:p text:style-name="P1"><text:span text:style-name="T1">En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9.6cm" svg:height="6cm" svg:x="13.7cm" svg:y="28.102cm">
          <text:p text:style-name="P1"><text:span text:style-name="T2">Slaapka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4.5cm" svg:y1="28.992cm" svg:x2="16.5cm" svg:y2="28.192cm">
          <text:p/>
        </draw:line>
        <draw:custom-shape draw:style-name="gr6" draw:text-style-name="P5" draw:layer="layout" svg:width="2cm" svg:height="0.4cm" svg:x="14.1cm" svg:y="33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cm" svg:height="0.4cm" svg:x="19.7cm" svg:y="33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4cm" svg:height="5.6cm" svg:x="19.7cm" svg:y="6.902cm">
          <text:p text:style-name="P1"><text:span text:style-name="T2">Bad-</text:span></text:p>
          <text:p text:style-name="P1"><text:span text:style-name="T2">ka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15.3cm" svg:y1="6.502cm" svg:x2="10.1cm" svg:y2="6.502cm">
          <text:p/>
        </draw:line>
        <draw:custom-shape draw:style-name="gr9" draw:text-style-name="P3" draw:layer="layout" svg:width="8.4cm" svg:height="5.6cm" svg:x="7.3cm" svg:y="6.902cm">
          <text:p text:style-name="P1"><text:span text:style-name="T2">Slaapka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23.7cm" svg:y1="31.302cm" svg:x2="23.7cm" svg:y2="19.302cm">
          <text:p/>
        </draw:line>
        <draw:g>
          <draw:g>
            <draw:custom-shape draw:style-name="gr10" draw:text-style-name="P6" draw:layer="layout" svg:width="18.8cm" svg:height="30cm" svg:x="6.1cm" svg:y="5.30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18cm" svg:height="29.2cm" svg:x="6.501cm" svg:y="5.743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8" draw:layer="layout" svg:width="4cm" svg:height="1.2cm" svg:x="20.9cm" svg:y="5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8" draw:layer="layout" svg:width="1.2cm" svg:height="4cm" svg:x="6.1cm" svg:y="31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8" draw:layer="layout" svg:width="4cm" svg:height="1.2cm" svg:x="6.1cm" svg:y="5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8" draw:layer="layout" svg:width="1.2cm" svg:height="4cm" svg:x="23.7cm" svg:y="31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4" draw:text-style-name="P9" draw:layer="layout" svg:width="3.2cm" svg:height="1.2cm" svg:x="7.3cm" svg:y="33.702cm">
          <text:p text:style-name="P1">kk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18.1cm" svg:y1="12.502cm" svg:x2="15.7cm" svg:y2="12.502cm">
          <text:p/>
        </draw:line>
        <draw:custom-shape draw:style-name="gr15" draw:text-style-name="P3" draw:layer="layout" svg:width="5.6cm" svg:height="6.8cm" svg:x="18.1cm" svg:y="12.502cm">
          <text:p text:style-name="P1"><text:span text:style-name="T2">Slaapka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6.1cm" svg:y1="13.302cm" svg:x2="18.1cm" svg:y2="12.502cm">
          <text:p/>
        </draw:line>
        <draw:line draw:style-name="gr8" draw:text-style-name="P4" draw:layer="layout" svg:x1="9.3cm" svg:y1="24.102cm" svg:x2="9.3cm" svg:y2="12.502cm">
          <text:p/>
        </draw:line>
        <draw:line draw:style-name="gr8" draw:text-style-name="P4" draw:layer="layout" svg:x1="13.7cm" svg:y1="28.102cm" svg:x2="11.3cm" svg:y2="25.702cm">
          <text:p/>
        </draw:line>
        <draw:line draw:style-name="gr5" draw:text-style-name="P4" draw:layer="layout" svg:x1="10.058cm" svg:y1="26.104cm" svg:x2="9.258cm" svg:y2="24.104cm">
          <text:p/>
        </draw:line>
        <draw:line draw:style-name="gr5" draw:text-style-name="P4" draw:layer="layout" svg:x1="15.7cm" svg:y1="9.702cm" svg:x2="14.9cm" svg:y2="11.702cm">
          <text:p/>
        </draw:line>
        <draw:line draw:style-name="gr8" draw:text-style-name="P4" draw:layer="layout" svg:x1="23.3cm" svg:y1="28.102cm" svg:x2="23.3cm" svg:y2="19.302cm">
          <text:p/>
        </draw:line>
        <draw:custom-shape draw:style-name="gr16" draw:text-style-name="P9" draw:layer="layout" svg:width="2cm" svg:height="1.6cm" svg:x="6.9cm" svg:y="12.902cm">
          <text:p text:style-name="P1">Kach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2cm" svg:height="1.2cm" svg:x="13.7cm" svg:y="5.702cm">
          <text:p text:style-name="P1">Ka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2.8cm" svg:height="1.2cm" svg:x="10.5cm" svg:y="5.702cm">
          <text:p text:style-name="P1">Kast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4cm" svg:height="2.8cm" svg:x="6.1cm" svg:y="8.1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4cm" svg:height="2.8cm" svg:x="6.1cm" svg:y="16.1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4cm" svg:height="2.8cm" svg:x="6.1cm" svg:y="20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0.4cm" svg:height="2.8cm" svg:x="6.1cm" svg:y="24.9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0.4cm" draw:transform="rotate (2.35619449019234) translate (12.714cm 27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0.4cm" svg:height="2.8cm" svg:x="24.1cm" svg:y="14.9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4cm" svg:height="2.8cm" svg:x="23.3cm" svg:y="14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0.4cm" svg:height="2.8cm" svg:x="7.3cm" svg:y="8.102cm">
          <text:p/>
          <draw:enhanced-geometry svg:viewBox="0 0 21600 21600" draw:mirror-horizontal="true" draw:type="rectangle" draw:enhanced-path="M 0 0 L 21600 0 21600 21600 0 21600 0 0 Z N"/>
        </draw:custom-shape>
        <draw:line draw:style-name="gr5" draw:text-style-name="P4" draw:layer="layout" svg:x1="16.9cm" svg:y1="6.502cm" svg:x2="18.9cm" svg:y2="5.702cm">
          <text:p/>
        </draw:line>
        <draw:custom-shape draw:style-name="gr20" draw:text-style-name="P9" draw:layer="layout" svg:width="2.4cm" svg:height="0.8cm" draw:transform="rotate (-1.5707963267949) translate (24.1cm 28.502cm)">
          <text:p text:style-name="P1">Kast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4cm" svg:height="0.8cm" draw:transform="rotate (-1.5707963267949) translate (24.1cm 19.702cm)">
          <text:p text:style-name="P1">Kast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.2cm" svg:height="1.195cm" svg:x="19.7cm" svg:y="5.702cm">
          <text:p text:style-name="P1">Kast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4cm" svg:height="2.8cm" svg:x="8.9cm" svg:y="16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0.4cm" svg:height="2.8cm" svg:x="8.9cm" svg:y="20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0.4cm" svg:x="14.1cm" svg:y="34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cm" svg:height="0.4cm" svg:x="19.7cm" svg:y="34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1.429cm" svg:y1="36.102cm" svg:x2="13.429cm" svg:y2="35.302cm">
          <text:p/>
        </draw:line>
        <draw:custom-shape draw:style-name="gr20" draw:text-style-name="P9" draw:layer="layout" svg:width="2.4cm" svg:height="0.8cm" draw:transform="rotate (-1.5707963267949) translate (24.1cm 22.502cm)">
          <text:p text:style-name="P1">Kast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8cm" svg:height="1.2cm" draw:transform="rotate (1.5707963267949) translate (6.5cm 30.902cm)">
          <text:p text:style-name="P1">Ka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2.4cm" svg:height="0.796cm" draw:transform="rotate (-1.5707963267949) translate (24.096cm 25.302cm)">
          <text:p text:style-name="P1">Kast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4cm" svg:height="0.8cm" draw:transform="rotate (-1.5707963267949) translate (24.1cm 25.302cm)">
          <text:p text:style-name="P1">Kast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2.4cm" svg:height="1.6cm" svg:x="10.9cm" svg:y="28.902cm">
          <text:p text:style-name="P1">tafel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8.9cm" svg:y1="18.502cm" svg:x2="18.1cm" svg:y2="16.502cm">
          <text:p/>
        </draw:line>
        <draw:custom-shape draw:style-name="gr25" draw:text-style-name="P9" draw:layer="layout" svg:width="1.2cm" svg:height="1.2cm" svg:x="6.9cm" svg:y="14.902cm">
          <text:p text:style-name="P1">Was</text:p>
          <text:p text:style-name="P1">mch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9.7cm" svg:y1="9.702cm" svg:x2="18.9cm" svg:y2="11.702cm">
          <text:p/>
        </draw:line>
        <draw:custom-shape draw:style-name="gr26" draw:text-style-name="P9" draw:layer="layout" svg:width="1.2cm" svg:height="2.8cm" svg:x="7.3cm" svg:y="30.902cm">
          <text:p text:style-name="P1">k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cm" svg:height="0.4cm" svg:x="8.5cm" svg:y="34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15.2cm" svg:height="2cm" svg:x="8.1cm" svg:y="1.7cm">
          <text:p text:style-name="P11">Julianapark Kavel 31 schets 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3:55:28.274565553</meta:creation-date>
    <meta:editing-duration>PT1H38M54S</meta:editing-duration>
    <meta:editing-cycles>12</meta:editing-cycles>
    <meta:generator>LibreOffice/5.0.2.2$Linux_X86_64 LibreOffice_project/00m0$Build-2</meta:generator>
    <dc:date>2016-12-30T16:17:56.741727571</dc:date>
    <meta:document-statistic meta:object-count="59"/>
  </office:meta>
</office:document-meta>
</file>